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officeooo:paragraph-rsid="0016852f"/>
    </style:style>
    <style:style style:name="P3" style:family="paragraph" style:parent-style-name="Standard">
      <style:paragraph-properties fo:text-align="center" style:justify-single-word="false" style:writing-mode="lr-tb"/>
      <style:text-properties officeooo:paragraph-rsid="0016852f"/>
    </style:style>
    <style:style style:name="P4" style:family="paragraph" style:parent-style-name="Standard">
      <style:paragraph-properties fo:text-align="center" style:justify-single-word="false" style:writing-mode="lr-tb"/>
      <style:text-properties fo:font-weight="bold" officeooo:paragraph-rsid="0016852f" style:font-weight-asian="bold" style:font-weight-complex="bold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7.5pt"/>
    </style:style>
    <style:style style:name="T3" style:family="text">
      <style:text-properties style:font-name="sans-serif"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ПУБЛИЧНАЯ ОФЕРТА</text:span></text:p>
      <text:p text:style-name="P3"><text:span text:style-name="T1">(ПРЕДЛОЖЕНИЕ О ЗАКЛЮЧЕНИИ ДОГОВОРА РОЗНИЧНОЙ КУПЛИ-ПРОДАЖИ ДИСТАНЦИОННЫМ СПОСОБОМ)</text:span></text:p>
      <text:p text:style-name="P2"><text:span text:style-name="T1"/></text:p>
      <text:p text:style-name="P2"><text:span text:style-name="T1">Настоящая Оферта действует на всей территории Российской Федерации с даты опубликования Дата опубликования: «08» июля 2020 года1.Общиеположения.1.1.В соответствии с п. 2 ст. 437 Гражданского Кодекса Российской Федерации (ГК РФ) содержащее все существенные условия договора предложение, из которого усматривается воля лица, делающего предложение, заключить договор на указанных в предложении условиях с любым, кто отзовётся, признается офертой (публичной офертой), а совершение лицом, получившим оферту, действий по выполнению указанных в ней условий договора считается заключением договора лицом, совершившим указанное действие, с лицом, сделавшим соответствующеепредложение.1.2.Настоящий документ является публичной офертой, т.е. предложением Продавца о заключении с любым физическим лицом договора розничной купли-продажи товаров на основании ознакомления с описанием товара, представленного на Сайте или в Электронномкаталоге, расположенном на торговой точке Торговой сетиПродавца.1.3.Обязательства продавца по передаче товара и иные обязательства, связанные с передачей товара, возникают с момента получения продавцом соответствующего сообщения покупателя о намерении заключитьдоговор.1.4.Лицо, согласное с изложенными ниже условиями настоящей Оферты и всех её приложений, имеет возможность заключить с Продавцом договор розничной купли-продажи Товара, описание которого представлено на Сайте. При этом, в соответствии с п. 3 ст. 438, ст. 493 ГК РФ, и п. 20 Правил дистанционной продажи, а также с учётом того, что достоверно установить лицо, являющееся Покупателем, возможно только после совершения указанным лицом действий, направленных на оплату Товара, момент заключения указанным лицом договора розничной купли-продажи с Продавцом на условиях, изложенных в настоящей Оферте, зависит от тех условий, на которых Покупатель согласен приобрести Товар:1.4.1.в случае приобретения Товара на условиях предварительной оплаты -с момента получения Продавцом соответствующего сообщения о намерении Покупателя приобрести Товар, сопровождающегося действиями, направленными на оплатуТовара;1.4.2.в случае оплаты Товара по факту его получения от Продавца или Курьерской службы -с момента выдачи Продавцом/Курьерской службой Покупателю кассового или товарного чека либо иного документа, подтверждающего оплату Товара. Оплата Товара и выдача </text:span><text:soft-page-break/><text:span text:style-name="T1">кассового чека (иного документа) производится в момент передачи Товара от Продавца/Курьерской службыПокупателю.Учитывая важность вышеизложенного, лицу, заинтересованному в покупке товара на условиях, зафиксированных в настоящей Оферте, настоятельно рекомендуется внимательно ознакомиться с ее текстом, и в случае несогласия с каким-либо её пунктом, предлагается отказаться от покупки товаров или использования услуг, предоставляемых Продавцом.1.5.В настоящей оферте, если контекст не требует иного, нижеприведенные термины имеют следующие значения:</text:span><text:span text:style-name="T1">«Продавец» </text:span>–<text:span text:style-name="T1">ООО «Сеть Связной», осуществляющее свою деятельность под товарнымизнакам</text:span><text:span text:style-name="T1">«Связной» / «Связной 3» и реализующее товар, описание которого представлено на Сайте Продавца/Электронном каталоге/Приложении. Адрес места нахождения Продавца: 123007, г. Москва, 2-й Хорошёвский проезд, дом 9, корпус 2, этаж 5, комната 4.</text:span><text:span text:style-name="T2">1</text:span><text:span text:style-name="T3">Действиями, направленными на оплату Товара, признаются действия Покупателя, связанные с формированием Покупателем распоряжения кредитной организации (в том числе небанковской кредитной организации) на перечисление денежных средств/электронных денежных средств, причитающихся в счёт оплаты Товара и услуг по его Доставке, в пользу Продавца.</text:span></text:p>
      <text:p text:style-name="P1"><text:span text:style-name="T1">«Оферта» -настоящий документ, являющийся публичным предложением Продавца, адресованное любому физическому лицу, о заключении договора розничной купли-продажи товара (далее -"Договор") на условиях, содержащихся в Оферте, включая все еёприложения.</text:span><text:span text:style-name="T1">«Покупатель» -физическое лицо, заключившее с Продавцом Договор на условиях, содержащихся в Оферте.</text:span><text:span text:style-name="T1">«Потребитель» </text:span>–<text:span text:style-name="T1">дееспособное физическое лицо, которому адресована настоящаяОферта.</text:span><text:span text:style-name="T1">«Товар» -товар, ассортиментный перечень которого, представлен на Сайте/в Электронном каталоге/Приложении Продавца.</text:span><text:span text:style-name="T1">«Акцепт» -полное и безоговорочное принятие Покупателем условий Оферты, подтверждающееся передачей покупателем Продавцу сообщения о намерении приобрести Товар и подтверждение Продавцом факта получения сообщения Покупателя способом, зафиксированным вОферте.</text:span><text:span text:style-name="T1">«Торговая сеть Продавца» </text:span>–<text:span text:style-name="T1">салоны торговой сети, принадлежащие Продавцу, работающие под товарными знаками «Связной» / «Связной3».</text:span><text:span text:style-name="T1">«Заказ» </text:span>–<text:span text:style-name="T1">действия Покупателя, совершаемые им с использованием Сайта Продавца/Электронного каталога/Приложения, с целью приобретения отдельных позиций Товара из ассортиментного перечня Товара, представленного на Сайте Продавца/в Электронном каталоге/в Приложении, заключающиеся в передаче Продавцу сообщения о намерении приобрестиТовар.</text:span><text:span text:style-name="T1">«Заказ 8-800» </text:span>–<text:span text:style-name="T1">действия Покупателя в рамках оформления Заказа, совершаемые путем </text:span><text:soft-page-break/><text:span text:style-name="T1">исходящего вызова телефонного звонка в ЦОВ Продавца по номерам: 8 800 700 43 43, 8 800 700 00 10, с целью приобретения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6T10:06:38.639093428</meta:creation-date>
    <dc:date>2021-04-16T10:09:54.188704364</dc:date>
    <meta:editing-duration>PT3M16S</meta:editing-duration>
    <meta:editing-cycles>1</meta:editing-cycles>
    <meta:document-statistic meta:table-count="0" meta:image-count="0" meta:object-count="0" meta:page-count="3" meta:paragraph-count="4" meta:word-count="619" meta:character-count="5114" meta:non-whitespace-character-count="4525"/>
    <meta:generator>LibreOffice/6.4.6.2$Linux_X86_64 LibreOffice_project/40$Build-2</meta:generator>
  </office:meta>
</office:document-meta>
</file>